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483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3.31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35cm"/>
    </style:style>
    <style:style style:name="co14" style:family="table-column">
      <style:table-column-properties fo:break-before="auto" style:column-width="4.56cm"/>
    </style:style>
    <style:style style:name="co15" style:family="table-column">
      <style:table-column-properties fo:break-before="auto" style:column-width="0.254cm"/>
    </style:style>
    <style:style style:name="co16" style:family="table-column">
      <style:table-column-properties fo:break-before="auto" style:column-width="0.713cm"/>
    </style:style>
    <style:style style:name="co17" style:family="table-column">
      <style:table-column-properties fo:break-before="auto" style:column-width="3.591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3.69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uclear Electric Power Production (Billion KWH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France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51.12" calcext:value-type="float">
            <text:p>251.12</text:p>
          </table:table-cell>
          <table:table-cell office:value-type="float" office:value="35.88" calcext:value-type="float">
            <text:p>35.88</text:p>
          </table:table-cell>
          <table:table-cell office:value-type="float" office:value="63.42" calcext:value-type="float">
            <text:p>63.42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2.67" calcext:value-type="float">
            <text:p>272.67</text:p>
          </table:table-cell>
          <table:table-cell office:value-type="float" office:value="37.8" calcext:value-type="float">
            <text:p>37.8</text:p>
          </table:table-cell>
          <table:table-cell office:value-type="float" office:value="99.24" calcext:value-type="float">
            <text:p>99.24</text:p>
          </table:table-cell>
          <table:table-cell table:number-columns-repeated="1020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82.77" calcext:value-type="float">
            <text:p>282.77</text:p>
          </table:table-cell>
          <table:table-cell office:value-type="float" office:value="36.17" calcext:value-type="float">
            <text:p>36.17</text:p>
          </table:table-cell>
          <table:table-cell office:value-type="float" office:value="102.63" calcext:value-type="float">
            <text:p>102.63</text:p>
          </table:table-cell>
          <table:table-cell table:number-columns-repeated="1020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93.68" calcext:value-type="float">
            <text:p>293.68</text:p>
          </table:table-cell>
          <table:table-cell office:value-type="float" office:value="46.22" calcext:value-type="float">
            <text:p>46.22</text:p>
          </table:table-cell>
          <table:table-cell office:value-type="float" office:value="135.99" calcext:value-type="float">
            <text:p>135.99</text:p>
          </table:table-cell>
          <table:table-cell table:number-columns-repeated="1020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27.63" calcext:value-type="float">
            <text:p>327.63</text:p>
          </table:table-cell>
          <table:table-cell office:value-type="float" office:value="49.26" calcext:value-type="float">
            <text:p>49.26</text:p>
          </table:table-cell>
          <table:table-cell office:value-type="float" office:value="180.47" calcext:value-type="float">
            <text:p>180.47</text:p>
          </table:table-cell>
          <table:table-cell table:number-columns-repeated="102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83.69" calcext:value-type="float">
            <text:p>383.69</text:p>
          </table:table-cell>
          <table:table-cell office:value-type="float" office:value="57.1" calcext:value-type="float">
            <text:p>57.1</text:p>
          </table:table-cell>
          <table:table-cell office:value-type="float" office:value="211.19" calcext:value-type="float">
            <text:p>211.19</text:p>
          </table:table-cell>
          <table:table-cell table:number-columns-repeated="102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14.04" calcext:value-type="float">
            <text:p>414.04</text:p>
          </table:table-cell>
          <table:table-cell office:value-type="float" office:value="67.23" calcext:value-type="float">
            <text:p>67.23</text:p>
          </table:table-cell>
          <table:table-cell office:value-type="float" office:value="239.56" calcext:value-type="float">
            <text:p>239.56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55.27" calcext:value-type="float">
            <text:p>455.27</text:p>
          </table:table-cell>
          <table:table-cell office:value-type="float" office:value="72.89" calcext:value-type="float">
            <text:p>72.89</text:p>
          </table:table-cell>
          <table:table-cell office:value-type="float" office:value="249.27" calcext:value-type="float">
            <text:p>249.27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26.97" calcext:value-type="float">
            <text:p>526.97</text:p>
          </table:table-cell>
          <table:table-cell office:value-type="float" office:value="78.18" calcext:value-type="float">
            <text:p>78.18</text:p>
          </table:table-cell>
          <table:table-cell office:value-type="float" office:value="260.29" calcext:value-type="float">
            <text:p>260.29</text:p>
          </table:table-cell>
          <table:table-cell table:number-columns-repeated="1020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29.35" calcext:value-type="float">
            <text:p>529.35</text:p>
          </table:table-cell>
          <table:table-cell office:value-type="float" office:value="75.35" calcext:value-type="float">
            <text:p>75.35</text:p>
          </table:table-cell>
          <table:table-cell office:value-type="float" office:value="288.72" calcext:value-type="float">
            <text:p>288.72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76.86" calcext:value-type="float">
            <text:p>576.86</text:p>
          </table:table-cell>
          <table:table-cell office:value-type="float" office:value="69.24" calcext:value-type="float">
            <text:p>69.24</text:p>
          </table:table-cell>
          <table:table-cell office:value-type="float" office:value="298.38" calcext:value-type="float">
            <text:p>298.38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12.57" calcext:value-type="float">
            <text:p>612.57</text:p>
          </table:table-cell>
          <table:table-cell office:value-type="float" office:value="80.68" calcext:value-type="float">
            <text:p>80.68</text:p>
          </table:table-cell>
          <table:table-cell office:value-type="float" office:value="314.77" calcext:value-type="float">
            <text:p>314.77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18.78" calcext:value-type="float">
            <text:p>618.78</text:p>
          </table:table-cell>
          <table:table-cell office:value-type="float" office:value="76.55" calcext:value-type="float">
            <text:p>76.55</text:p>
          </table:table-cell>
          <table:table-cell office:value-type="float" office:value="321.52" calcext:value-type="float">
            <text:p>321.52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10.29" calcext:value-type="float">
            <text:p>610.29</text:p>
          </table:table-cell>
          <table:table-cell office:value-type="float" office:value="90.08" calcext:value-type="float">
            <text:p>90.08</text:p>
          </table:table-cell>
          <table:table-cell office:value-type="float" office:value="349.78" calcext:value-type="float">
            <text:p>349.78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40.44" calcext:value-type="float">
            <text:p>640.44</text:p>
          </table:table-cell>
          <table:table-cell office:value-type="float" office:value="102.44" calcext:value-type="float">
            <text:p>102.44</text:p>
          </table:table-cell>
          <table:table-cell office:value-type="float" office:value="341.98" calcext:value-type="float">
            <text:p>341.98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73.4" calcext:value-type="float">
            <text:p>673.4</text:p>
          </table:table-cell>
          <table:table-cell office:value-type="float" office:value="92.95" calcext:value-type="float">
            <text:p>92.95</text:p>
          </table:table-cell>
          <table:table-cell office:value-type="float" office:value="358.37" calcext:value-type="float">
            <text:p>358.37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74.73" calcext:value-type="float">
            <text:p>674.73</text:p>
          </table:table-cell>
          <table:table-cell office:value-type="float" office:value="88.13" calcext:value-type="float">
            <text:p>88.13</text:p>
          </table:table-cell>
          <table:table-cell office:value-type="float" office:value="377.47" calcext:value-type="float">
            <text:p>377.47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28.64" calcext:value-type="float">
            <text:p>628.64</text:p>
          </table:table-cell>
          <table:table-cell office:value-type="float" office:value="77.86" calcext:value-type="float">
            <text:p>77.86</text:p>
          </table:table-cell>
          <table:table-cell office:value-type="float" office:value="375.71" calcext:value-type="float">
            <text:p>375.71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73.7" calcext:value-type="float">
            <text:p>673.7</text:p>
          </table:table-cell>
          <table:table-cell office:value-type="float" office:value="67.74" calcext:value-type="float">
            <text:p>67.74</text:p>
          </table:table-cell>
          <table:table-cell office:value-type="float" office:value="368.59" calcext:value-type="float">
            <text:p>368.59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8.25" calcext:value-type="float">
            <text:p>728.25</text:p>
          </table:table-cell>
          <table:table-cell office:value-type="float" office:value="69.82" calcext:value-type="float">
            <text:p>69.82</text:p>
          </table:table-cell>
          <table:table-cell office:value-type="float" office:value="374.53" calcext:value-type="float">
            <text:p>374.53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3.89" calcext:value-type="float">
            <text:p>753.89</text:p>
          </table:table-cell>
          <table:table-cell office:value-type="float" office:value="69.16" calcext:value-type="float">
            <text:p>69.16</text:p>
          </table:table-cell>
          <table:table-cell office:value-type="float" office:value="394.4" calcext:value-type="float">
            <text:p>394.4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68.83" calcext:value-type="float">
            <text:p>768.83</text:p>
          </table:table-cell>
          <table:table-cell office:value-type="float" office:value="72.86" calcext:value-type="float">
            <text:p>72.86</text:p>
          </table:table-cell>
          <table:table-cell office:value-type="float" office:value="400.02" calcext:value-type="float">
            <text:p>400.0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80.06" calcext:value-type="float">
            <text:p>780.06</text:p>
          </table:table-cell>
          <table:table-cell office:value-type="float" office:value="71.75" calcext:value-type="float">
            <text:p>71.75</text:p>
          </table:table-cell>
          <table:table-cell office:value-type="float" office:value="414.92" calcext:value-type="float">
            <text:p>414.92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63.73" calcext:value-type="float">
            <text:p>763.73</text:p>
          </table:table-cell>
          <table:table-cell office:value-type="float" office:value="71.15" calcext:value-type="float">
            <text:p>71.15</text:p>
          </table:table-cell>
          <table:table-cell office:value-type="float" office:value="419.02" calcext:value-type="float">
            <text:p>419.02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88.53" calcext:value-type="float">
            <text:p>788.53</text:p>
          </table:table-cell>
          <table:table-cell office:value-type="float" office:value="85.87" calcext:value-type="float">
            <text:p>85.87</text:p>
          </table:table-cell>
          <table:table-cell office:value-type="float" office:value="425.83" calcext:value-type="float">
            <text:p>425.83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81.99" calcext:value-type="float">
            <text:p>781.99</text:p>
          </table:table-cell>
          <table:table-cell office:value-type="float" office:value="87.44" calcext:value-type="float">
            <text:p>87.44</text:p>
          </table:table-cell>
          <table:table-cell office:value-type="float" office:value="428.95" calcext:value-type="float">
            <text:p>428.95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87.22" calcext:value-type="float">
            <text:p>787.22</text:p>
          </table:table-cell>
          <table:table-cell office:value-type="float" office:value="93.07" calcext:value-type="float">
            <text:p>93.07</text:p>
          </table:table-cell>
          <table:table-cell office:value-type="float" office:value="427.68" calcext:value-type="float">
            <text:p>427.68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" table:style-name="ta2">
        <office:forms form:automatic-focus="false" form:apply-design-mode="false"/>
        <table:shapes>
          <draw:frame draw:z-index="0" draw:style-name="gr1" draw:text-style-name="P1" svg:width="21.342cm" svg:height="9.648cm" svg:x="15.623cm" svg:y="7.065cm">
            <draw:object draw:notify-on-update-of-ranges="USA.A2:USA.A28 USA.B2:USA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1"/>
        <table:table-column table:style-name="co7" table:default-cell-style-name="ce11"/>
        <table:table-column table:style-name="co8" table:default-cell-style-name="ce14"/>
        <table:table-column table:style-name="co9" table:visibility="collapse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number-columns-repeated="3" table:default-cell-style-name="Default"/>
        <table:table-row table:style-name="ro2"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US</text:p>
          </table:table-cell>
          <table:table-cell table:number-columns-repeated="7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251.12" calcext:value-type="float">
            <text:p>251.12</text:p>
          </table:table-cell>
          <table:table-cell table:number-columns-repeated="5"/>
          <table:table-cell table:style-name="ce14" office:value-type="string" calcext:value-type="string">
            <text:p>Trend</text:p>
          </table:table-cell>
          <table:table-cell table:style-name="ce14" office:value-type="string" calcext:value-type="string">
            <text:p>y=mx+c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272.67" calcext:value-type="float">
            <text:p>272.67</text:p>
          </table:table-cell>
          <table:table-cell table:number-columns-repeated="5"/>
          <table:table-cell table:style-name="ce13" table:formula="of:=TREND([.B2:.B28];[.A2:.A28];[.A29])" office:value-type="float" office:value="886.142393162387" calcext:value-type="float">
            <text:p>886.142393162387</text:p>
          </table:table-cell>
          <table:table-cell table:style-name="ce13" table:formula="of:=[.E9]*[.A29]+[.E13]" office:value-type="float" office:value="886.142393162387" calcext:value-type="float">
            <text:p>886.142393162387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82.77" calcext:value-type="float">
            <text:p>282.77</text:p>
          </table:table-cell>
          <table:table-cell table:number-columns-repeated="7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293.68" calcext:value-type="float">
            <text:p>293.68</text:p>
          </table:table-cell>
          <table:table-cell table:number-columns-repeated="7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327.63" calcext:value-type="float">
            <text:p>327.63</text:p>
          </table:table-cell>
          <table:table-cell table:number-columns-repeated="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83.69" calcext:value-type="float">
            <text:p>383.69</text:p>
          </table:table-cell>
          <table:table-cell table:number-columns-repeated="7"/>
        </table:table-row>
        <table:table-row table:style-name="ro3">
          <table:table-cell office:value-type="float" office:value="1986" calcext:value-type="float">
            <text:p>1986</text:p>
          </table:table-cell>
          <table:table-cell office:value-type="float" office:value="414.04" calcext:value-type="float">
            <text:p>414.04</text:p>
          </table:table-cell>
          <table:table-cell table:number-columns-repeated="2"/>
          <table:table-cell table:style-name="ce16" office:value-type="string" calcext:value-type="string">
            <text:p>Slope</text:p>
          </table:table-cell>
          <table:table-cell table:number-columns-repeated="4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455.27" calcext:value-type="float">
            <text:p>455.27</text:p>
          </table:table-cell>
          <table:table-cell table:number-columns-repeated="2"/>
          <table:table-cell table:style-name="ce17" table:formula="of:=SLOPE([.B2:.B28];[.A2:.A28])" office:value-type="float" office:value="22.0284249084249" calcext:value-type="float">
            <text:p>22.0284249084249</text:p>
          </table:table-cell>
          <table:table-cell table:number-columns-repeated="4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526.97" calcext:value-type="float">
            <text:p>526.97</text:p>
          </table:table-cell>
          <table:table-cell table:number-columns-repeated="7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529.35" calcext:value-type="float">
            <text:p>529.35</text:p>
          </table:table-cell>
          <table:table-cell table:number-columns-repeated="7"/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float" office:value="576.86" calcext:value-type="float">
            <text:p>576.86</text:p>
          </table:table-cell>
          <table:table-cell table:number-columns-repeated="2"/>
          <table:table-cell table:style-name="ce16" office:value-type="string" calcext:value-type="string">
            <text:p>Intercept</text:p>
          </table:table-cell>
          <table:table-cell table:number-columns-repeated="4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612.57" calcext:value-type="float">
            <text:p>612.57</text:p>
          </table:table-cell>
          <table:table-cell table:number-columns-repeated="2"/>
          <table:table-cell table:style-name="ce18" table:formula="of:=INTERCEPT([.B2:.B28];[.A2:.A28])" office:value-type="float" office:value="-43324.9063980464" calcext:value-type="float">
            <text:p>-43324.9063980464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618.78" calcext:value-type="float">
            <text:p>618.78</text:p>
          </table:table-cell>
          <table:table-cell table:number-columns-repeated="7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610.29" calcext:value-type="float">
            <text:p>610.29</text:p>
          </table:table-cell>
          <table:table-cell table:number-columns-repeated="7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640.44" calcext:value-type="float">
            <text:p>640.44</text:p>
          </table:table-cell>
          <table:table-cell table:number-columns-repeated="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673.4" calcext:value-type="float">
            <text:p>673.4</text:p>
          </table:table-cell>
          <table:table-cell table:number-columns-repeated="7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674.73" calcext:value-type="float">
            <text:p>674.73</text:p>
          </table:table-cell>
          <table:table-cell table:number-columns-repeated="7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628.64" calcext:value-type="float">
            <text:p>628.64</text:p>
          </table:table-cell>
          <table:table-cell table:number-columns-repeated="7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673.7" calcext:value-type="float">
            <text:p>673.7</text:p>
          </table:table-cell>
          <table:table-cell table:number-columns-repeated="7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728.25" calcext:value-type="float">
            <text:p>728.25</text:p>
          </table:table-cell>
          <table:table-cell table:number-columns-repeated="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53.89" calcext:value-type="float">
            <text:p>753.89</text:p>
          </table:table-cell>
          <table:table-cell table:number-columns-repeated="7"/>
        </table:table-row>
        <table:table-row table:style-name="ro2" table:visibility="collapse">
          <table:table-cell office:value-type="float" office:value="2001" calcext:value-type="float">
            <text:p>2001</text:p>
          </table:table-cell>
          <table:table-cell office:value-type="float" office:value="768.83" calcext:value-type="float">
            <text:p>768.83</text:p>
          </table:table-cell>
          <table:table-cell table:number-columns-repeated="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780.06" calcext:value-type="float">
            <text:p>780.06</text:p>
          </table:table-cell>
          <table:table-cell table:number-columns-repeated="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763.73" calcext:value-type="float">
            <text:p>763.73</text:p>
          </table:table-cell>
          <table:table-cell table:number-columns-repeated="7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788.53" calcext:value-type="float">
            <text:p>788.53</text:p>
          </table:table-cell>
          <table:table-cell table:number-columns-repeated="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781.99" calcext:value-type="float">
            <text:p>781.99</text:p>
          </table:table-cell>
          <table:table-cell table:number-columns-repeated="7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787.22" calcext:value-type="float">
            <text:p>787.22</text:p>
          </table:table-cell>
          <table:table-cell table:number-columns-repeated="7"/>
        </table:table-row>
        <table:table-row table:style-name="ro2">
          <table:table-cell table:style-name="ce12" office:value-type="float" office:value="2007" calcext:value-type="float">
            <text:p>2007</text:p>
          </table:table-cell>
          <table:table-cell table:style-name="ce12" table:formula="of:=FORECAST([.A29];[.B2:.B28];[.A2:.A28])" office:value-type="float" office:value="886.142393162393" calcext:value-type="float">
            <text:p>886.142393162393</text:p>
          </table:table-cell>
          <table:table-cell table:style-name="ce15" office:value-type="string" calcext:value-type="string">
            <text:p>Forecast</text:p>
          </table:table-cell>
          <table:table-cell table:number-columns-repeated="6"/>
        </table:table-row>
        <table:table-row table:style-name="ro2">
          <table:table-cell table:style-name="ce12" office:value-type="float" office:value="2008" calcext:value-type="float">
            <text:p>2008</text:p>
          </table:table-cell>
          <table:table-cell table:style-name="ce12" table:formula="of:=FORECAST([.A30];[.B2:.B29];[.A2:.A29])" office:value-type="float" office:value="908.170818070818" calcext:value-type="float">
            <text:p>908.170818070818</text:p>
          </table:table-cell>
          <table:table-cell table:style-name="ce15" office:value-type="string" calcext:value-type="string">
            <text:p>Forecast</text:p>
          </table:table-cell>
          <table:table-cell table:number-columns-repeated="6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12" table:formula="of:=FORECAST([.A31];[.B2:.B30];[.A2:.A30])" office:value-type="float" office:value="930.199242979243" calcext:value-type="float">
            <text:p>930.199242979243</text:p>
          </table:table-cell>
          <table:table-cell table:style-name="ce15" office:value-type="string" calcext:value-type="string">
            <text:p>Forecast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3"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3"/>
          <table:table-cell table:style-name="Default"/>
          <table:table-cell table:style-name="ce13"/>
          <table:table-cell table:style-name="Default"/>
          <table:table-cell table:number-columns-repeated="4"/>
        </table:table-row>
      </table:table>
      <table:table table:name="CANADA" table:style-name="ta2">
        <office:forms form:automatic-focus="false" form:apply-design-mode="false"/>
        <table:shapes>
          <draw:frame draw:z-index="0" draw:style-name="gr1" draw:text-style-name="P1" svg:width="21.493cm" svg:height="10.813cm" svg:x="14.988cm" svg:y="5.136cm">
            <draw:object draw:notify-on-update-of-ranges="CANADA.A1:CANADA.A1 CANADA.A2:CANADA.A31 CANADA.B1:CANADA.B1 CANADA.B2:CANADA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11"/>
        <table:table-column table:style-name="co14" table:default-cell-style-name="ce11"/>
        <table:table-column table:style-name="co8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default-cell-style-name="ce14"/>
        <table:table-row table:style-name="ro2"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Canada</text:p>
          </table:table-cell>
          <table:table-cell table:number-columns-repeated="4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35.88" calcext:value-type="float">
            <text:p>35.88</text:p>
          </table:table-cell>
          <table:table-cell table:number-columns-repeated="4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7.8" calcext:value-type="float">
            <text:p>37.8</text:p>
          </table:table-cell>
          <table:table-cell table:number-columns-repeated="4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36.17" calcext:value-type="float">
            <text:p>36.1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46.22" calcext:value-type="float">
            <text:p>46.22</text:p>
          </table:table-cell>
          <table:table-cell table:number-columns-repeated="3"/>
          <table:table-cell table:style-name="ce18" office:value-type="string" calcext:value-type="string">
            <text:p>Slope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9.26" calcext:value-type="float">
            <text:p>49.26</text:p>
          </table:table-cell>
          <table:table-cell table:number-columns-repeated="3"/>
          <table:table-cell table:style-name="ce18" table:formula="of:=SLOPE([.B2:.B31];[.A2:.A31])" office:value-type="float" office:value="1.54070207570208" calcext:value-type="float">
            <text:p>1.54070207570208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57.1" calcext:value-type="float">
            <text:p>57.1</text:p>
          </table:table-cell>
          <table:table-cell table:number-columns-repeated="4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67.23" calcext:value-type="float">
            <text:p>67.23</text:p>
          </table:table-cell>
          <table:table-cell table:number-columns-repeated="4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72.89" calcext:value-type="float">
            <text:p>72.89</text:p>
          </table:table-cell>
          <table:table-cell table:number-columns-repeated="3"/>
          <table:table-cell table:style-name="ce18" office:value-type="string" calcext:value-type="string">
            <text:p>Intercept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78.18" calcext:value-type="float">
            <text:p>78.18</text:p>
          </table:table-cell>
          <table:table-cell table:number-columns-repeated="3"/>
          <table:table-cell table:style-name="ce18" table:formula="of:=INTERCEPT([.B2:.B31];[.A2:.A31])" office:value-type="float" office:value="-2999.40182946683" calcext:value-type="float">
            <text:p>-2999.40182946683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75.35" calcext:value-type="float">
            <text:p>75.35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69.24" calcext:value-type="float">
            <text:p>69.24</text:p>
          </table:table-cell>
          <table:table-cell table:number-columns-repeated="4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80.68" calcext:value-type="float">
            <text:p>80.68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76.55" calcext:value-type="float">
            <text:p>76.55</text:p>
          </table:table-cell>
          <table:table-cell table:number-columns-repeated="4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90.08" calcext:value-type="float">
            <text:p>90.08</text:p>
          </table:table-cell>
          <table:table-cell table:number-columns-repeated="4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102.44" calcext:value-type="float">
            <text:p>102.44</text:p>
          </table:table-cell>
          <table:table-cell table:number-columns-repeated="4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92.95" calcext:value-type="float">
            <text:p>92.95</text:p>
          </table:table-cell>
          <table:table-cell table:number-columns-repeated="4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88.13" calcext:value-type="float">
            <text:p>88.13</text:p>
          </table:table-cell>
          <table:table-cell table:number-columns-repeated="4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77.86" calcext:value-type="float">
            <text:p>77.86</text:p>
          </table:table-cell>
          <table:table-cell table:number-columns-repeated="4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67.74" calcext:value-type="float">
            <text:p>67.74</text:p>
          </table:table-cell>
          <table:table-cell table:number-columns-repeated="4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69.82" calcext:value-type="float">
            <text:p>69.82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9.16" calcext:value-type="float">
            <text:p>69.16</text:p>
          </table:table-cell>
          <table:table-cell table:number-columns-repeated="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72.86" calcext:value-type="float">
            <text:p>72.86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71.75" calcext:value-type="float">
            <text:p>71.75</text:p>
          </table:table-cell>
          <table:table-cell table:number-columns-repeated="4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71.15" calcext:value-type="float">
            <text:p>71.15</text:p>
          </table:table-cell>
          <table:table-cell table:number-columns-repeated="4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85.87" calcext:value-type="float">
            <text:p>85.87</text:p>
          </table:table-cell>
          <table:table-cell table:number-columns-repeated="4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7.44" calcext:value-type="float">
            <text:p>87.44</text:p>
          </table:table-cell>
          <table:table-cell table:number-columns-repeated="4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93.07" calcext:value-type="float">
            <text:p>93.07</text:p>
          </table:table-cell>
          <table:table-cell table:number-columns-repeated="4"/>
        </table:table-row>
        <table:table-row table:style-name="ro2">
          <table:table-cell table:style-name="ce12" office:value-type="float" office:value="2007" calcext:value-type="float">
            <text:p>2007</text:p>
          </table:table-cell>
          <table:table-cell table:style-name="ce12" table:formula="of:=FORECAST([.A29];[.B2:.B28];[.A2:.A28])" office:value-type="float" office:value="92.7872364672365" calcext:value-type="float">
            <text:p>92.7872364672365</text:p>
          </table:table-cell>
          <table:table-cell table:style-name="ce12" office:value-type="string" calcext:value-type="string">
            <text:p>Forecast</text:p>
          </table:table-cell>
          <table:table-cell table:number-columns-repeated="3"/>
        </table:table-row>
        <table:table-row table:style-name="ro2">
          <table:table-cell table:style-name="ce12" office:value-type="float" office:value="2008" calcext:value-type="float">
            <text:p>2008</text:p>
          </table:table-cell>
          <table:table-cell table:style-name="ce12" table:formula="of:=FORECAST([.A30];[.B2:.B29];[.A2:.A29])" office:value-type="float" office:value="94.3279385429385" calcext:value-type="float">
            <text:p>94.3279385429385</text:p>
          </table:table-cell>
          <table:table-cell table:style-name="ce12" office:value-type="string" calcext:value-type="string">
            <text:p>Forecast</text:p>
          </table:table-cell>
          <table:table-cell table:number-columns-repeated="3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12" table:formula="of:=FORECAST([.A31];[.B2:.B30];[.A2:.A30])" office:value-type="float" office:value="95.8686406186406" calcext:value-type="float">
            <text:p>95.8686406186406</text:p>
          </table:table-cell>
          <table:table-cell table:style-name="ce12" office:value-type="string" calcext:value-type="string">
            <text:p>Forecast</text:p>
          </table:table-cell>
          <table:table-cell table:number-columns-repeated="3"/>
        </table:table-row>
      </table:table>
      <table:table table:name="France" table:style-name="ta2">
        <office:forms form:automatic-focus="false" form:apply-design-mode="false"/>
        <table:shapes>
          <draw:frame draw:z-index="0" draw:style-name="gr1" draw:text-style-name="P1" svg:width="21.116cm" svg:height="9.863cm" svg:x="14.346cm" svg:y="5.761cm">
            <draw:object draw:notify-on-update-of-ranges="France.A1:France.A1 France.A2:France.A31 France.B1:France.B1 France.B2:France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1"/>
        <table:table-column table:style-name="co19" table:default-cell-style-name="ce11"/>
        <table:table-column table:style-name="co20" table:default-cell-style-name="ce19"/>
        <table:table-column table:style-name="co12" table:visibility="collapse" table:default-cell-style-name="Default"/>
        <table:table-column table:style-name="co21" table:default-cell-style-name="Default"/>
        <table:table-row table:style-name="ro2"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France</text:p>
          </table:table-cell>
          <table:table-cell table:number-columns-repeated="3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63.42" calcext:value-type="float">
            <text:p>63.42</text:p>
          </table:table-cell>
          <table:table-cell table:number-columns-repeated="3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99.24" calcext:value-type="float">
            <text:p>99.24</text:p>
          </table:table-cell>
          <table:table-cell table:number-columns-repeated="3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102.63" calcext:value-type="float">
            <text:p>102.63</text:p>
          </table:table-cell>
          <table:table-cell table:number-columns-repeated="3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35.99" calcext:value-type="float">
            <text:p>135.99</text:p>
          </table:table-cell>
          <table:table-cell table:number-columns-repeated="2"/>
          <table:table-cell table:style-name="ce18" office:value-type="string" calcext:value-type="string">
            <text:p>Slope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180.47" calcext:value-type="float">
            <text:p>180.47</text:p>
          </table:table-cell>
          <table:table-cell table:number-columns-repeated="2"/>
          <table:table-cell table:style-name="ce18" table:formula="of:=SLOPE([.B2:.B31];[.A2:.A31])" office:value-type="float" office:value="13.2893284493284" calcext:value-type="float">
            <text:p>13.2893284493284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211.19" calcext:value-type="float">
            <text:p>211.19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239.56" calcext:value-type="float">
            <text:p>239.56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249.27" calcext:value-type="float">
            <text:p>249.27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260.29" calcext:value-type="float">
            <text:p>260.29</text:p>
          </table:table-cell>
          <table:table-cell table:number-columns-repeated="2"/>
          <table:table-cell table:style-name="ce18" office:value-type="string" calcext:value-type="string">
            <text:p>Intercept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288.72" calcext:value-type="float">
            <text:p>288.72</text:p>
          </table:table-cell>
          <table:table-cell table:number-columns-repeated="2"/>
          <table:table-cell table:style-name="ce18" table:formula="of:=INTERCEPT([.B2:.B31];[.A2:.A31])" office:value-type="float" office:value="-26181.0871550672" calcext:value-type="float">
            <text:p>-26181.0871550672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298.38" calcext:value-type="float">
            <text:p>298.38</text:p>
          </table:table-cell>
          <table:table-cell table:number-columns-repeated="3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314.77" calcext:value-type="float">
            <text:p>314.77</text:p>
          </table:table-cell>
          <table:table-cell table:number-columns-repeated="3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321.52" calcext:value-type="float">
            <text:p>321.52</text:p>
          </table:table-cell>
          <table:table-cell table:number-columns-repeated="3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349.78" calcext:value-type="float">
            <text:p>349.78</text:p>
          </table:table-cell>
          <table:table-cell table:number-columns-repeated="3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341.98" calcext:value-type="float">
            <text:p>341.98</text:p>
          </table:table-cell>
          <table:table-cell table:number-columns-repeated="3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358.37" calcext:value-type="float">
            <text:p>358.37</text:p>
          </table:table-cell>
          <table:table-cell table:number-columns-repeated="3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377.47" calcext:value-type="float">
            <text:p>377.47</text:p>
          </table:table-cell>
          <table:table-cell table:number-columns-repeated="3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375.71" calcext:value-type="float">
            <text:p>375.71</text:p>
          </table:table-cell>
          <table:table-cell table:number-columns-repeated="3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368.59" calcext:value-type="float">
            <text:p>368.59</text:p>
          </table:table-cell>
          <table:table-cell table:number-columns-repeated="3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374.53" calcext:value-type="float">
            <text:p>374.53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94.4" calcext:value-type="float">
            <text:p>394.4</text:p>
          </table:table-cell>
          <table:table-cell table:number-columns-repeated="3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400.02" calcext:value-type="float">
            <text:p>400.02</text:p>
          </table:table-cell>
          <table:table-cell table:number-columns-repeated="3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14.92" calcext:value-type="float">
            <text:p>414.92</text:p>
          </table:table-cell>
          <table:table-cell table:number-columns-repeated="3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419.02" calcext:value-type="float">
            <text:p>419.02</text:p>
          </table:table-cell>
          <table:table-cell table:number-columns-repeated="3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25.83" calcext:value-type="float">
            <text:p>425.83</text:p>
          </table:table-cell>
          <table:table-cell table:number-columns-repeated="3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28.95" calcext:value-type="float">
            <text:p>428.95</text:p>
          </table:table-cell>
          <table:table-cell table:number-columns-repeated="3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427.68" calcext:value-type="float">
            <text:p>427.68</text:p>
          </table:table-cell>
          <table:table-cell table:number-columns-repeated="3"/>
        </table:table-row>
        <table:table-row table:style-name="ro2">
          <table:table-cell table:style-name="ce12" office:value-type="float" office:value="2007" calcext:value-type="float">
            <text:p>2007</text:p>
          </table:table-cell>
          <table:table-cell table:style-name="ce12" table:formula="of:=FORECAST([.A29];[.B2:.B28];[.A2:.A28])" office:value-type="float" office:value="490.595042735043" calcext:value-type="float">
            <text:p>490.595042735043</text:p>
          </table:table-cell>
          <table:table-cell table:style-name="ce12" office:value-type="string" calcext:value-type="string">
            <text:p>Forecast</text:p>
          </table:table-cell>
          <table:table-cell table:number-columns-repeated="2"/>
        </table:table-row>
        <table:table-row table:style-name="ro2">
          <table:table-cell table:style-name="ce12" office:value-type="float" office:value="2008" calcext:value-type="float">
            <text:p>2008</text:p>
          </table:table-cell>
          <table:table-cell table:style-name="ce12" table:formula="of:=FORECAST([.A30];[.B2:.B29];[.A2:.A29])" office:value-type="float" office:value="503.884371184371" calcext:value-type="float">
            <text:p>503.884371184371</text:p>
          </table:table-cell>
          <table:table-cell table:style-name="ce12" office:value-type="string" calcext:value-type="string">
            <text:p>Forecast</text:p>
          </table:table-cell>
          <table:table-cell table:number-columns-repeated="2"/>
        </table:table-row>
        <table:table-row table:style-name="ro2">
          <table:table-cell table:style-name="ce12" office:value-type="float" office:value="2009" calcext:value-type="float">
            <text:p>2009</text:p>
          </table:table-cell>
          <table:table-cell table:style-name="ce12" table:formula="of:=FORECAST([.A31];[.B2:.B30];[.A2:.A30])" office:value-type="float" office:value="517.1736996337" calcext:value-type="float">
            <text:p>517.1736996337</text:p>
          </table:table-cell>
          <table:table-cell table:style-name="ce12" office:value-type="string" calcext:value-type="string">
            <text:p>Foreca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8:47:17.113075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ansjr</meta:initial-creator>
    <meta:creation-date>2008-07-30T17:54:44</meta:creation-date>
    <dc:date>2021-07-20T20:05:39.345609563</dc:date>
    <meta:generator>LibreOffice/6.4.7.2$Linux_X86_64 LibreOffice_project/40$Build-2</meta:generator>
    <meta:editing-duration>PT10M49S</meta:editing-duration>
    <meta:editing-cycles>3</meta:editing-cycles>
    <meta:document-statistic meta:table-count="4" meta:cell-count="324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43cm" svg:height="9.649cm" xlink:href=".." xlink:type="simple" chart:class="chart:scatter" chart:style-name="ch1">
        <chart:legend chart:legend-position="end" svg:x="17.247cm" svg:y="4.027cm" style:legend-expansion="high" chart:style-name="ch2"/>
        <chart:plot-area chart:style-name="ch3" table:cell-range-address="USA.A2:USA.B28" svg:x="0.966cm" svg:y="2.231cm" svg:width="14.634cm" svg:height="7.291cm">
          <chartooo:coordinate-region svg:x="1.773cm" svg:y="2.43cm" svg:width="13.455cm" svg:height="6.4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SA.B2:USA.B28" chart:class="chart:scatter">
            <chart:domain table:cell-range-address="USA.A2:USA.A28"/>
            <chart:regression-curve chart:style-name="ch7">
              <chart:equation chart:display-equation="true" chart:display-r-square="false" svg:x="3.458cm" svg:y="0.345cm"/>
            </chart:regression-curve>
            <chart:regression-curve chart:style-name="ch7">
              <chart:equation chart:display-equation="true" chart:display-r-square="true" svg:x="3.458cm" svg:y="1.096cm"/>
            </chart:regression-curve>
            <chart:data-point chart:repeated="8"/>
            <chart:data-point chart:style-name="ch8"/>
            <chart:data-point chart:repeated="2"/>
            <chart:data-point chart:style-name="ch8"/>
            <chart:data-point chart:repeated="3"/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USA.A2:USA.A28</svg:desc>
                </draw:g>
              </table:table-cell>
              <table:table-cell office:value-type="float" office:value="251.12">
                <text:p>251.12</text:p>
                <draw:g>
                  <svg:desc>USA.B2:USA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72.67">
                <text:p>272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93.68">
                <text:p>293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3.69">
                <text:p>383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14.04">
                <text:p>414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55.27">
                <text:p>455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526.97">
                <text:p>526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529.35">
                <text:p>529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576.86">
                <text:p>576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612.57">
                <text:p>61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618.78">
                <text:p>618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10.29">
                <text:p>61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640.44">
                <text:p>64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73.4">
                <text:p>67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674.73">
                <text:p>674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628.64">
                <text:p>628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673.7">
                <text:p>67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28.25">
                <text:p>72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753.89">
                <text:p>753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780.06">
                <text:p>78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3">
                <text:p>2003</text:p>
              </table:table-cell>
              <table:table-cell office:value-type="float" office:value="763.73">
                <text:p>763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4">
                <text:p>2004</text:p>
              </table:table-cell>
              <table:table-cell office:value-type="float" office:value="788.53">
                <text:p>788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5">
                <text:p>2005</text:p>
              </table:table-cell>
              <table:table-cell office:value-type="float" office:value="781.99">
                <text:p>781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6">
                <text:p>2006</text:p>
              </table:table-cell>
              <table:table-cell office:value-type="float" office:value="787.22">
                <text:p>787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4cm" svg:height="10.814cm" xlink:href=".." xlink:type="simple" chart:class="chart:scatter" chart:style-name="ch1">
        <chart:legend chart:legend-position="end" svg:x="17.742cm" svg:y="4.61cm" style:legend-expansion="high" chart:style-name="ch2"/>
        <chart:plot-area chart:style-name="ch3" table:cell-range-address="CANADA.A1:CANADA.B31" chart:data-source-has-labels="both" svg:x="0.455cm" svg:y="2.892cm" svg:width="17.655cm" svg:height="7.573cm">
          <chartooo:coordinate-region svg:x="1.262cm" svg:y="3.091cm" svg:width="16.476cm" svg:height="6.727cm"/>
          <chart:axis chart:dimension="x" chart:name="primary-x" chart:style-name="ch4" chartooo:axis-type="auto">
            <chart:categories table:cell-range-address="CANADA.A2:CANADA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NADA.B2:CANADA.B31" chart:label-cell-address="CANADA.B1:CANADA.B1" chart:class="chart:scatter">
            <chart:domain table:cell-range-address="CANADA.A2:CANADA.A31"/>
            <chart:regression-curve chart:style-name="ch7">
              <chart:equation chart:display-equation="true" chart:display-r-square="false" svg:x="1.712cm" svg:y="0.228cm"/>
            </chart:regression-curve>
            <chart:regression-curve chart:style-name="ch7">
              <chart:equation chart:display-equation="true" chart:display-r-square="true" svg:x="1.741cm" svg:y="1.071cm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ada</text:p>
                <draw:g>
                  <svg:desc>CANADA.B1:CANADA.B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CANADA.A2:CANADA.A31</svg:desc>
                </draw:g>
              </table:table-cell>
              <table:table-cell office:value-type="float" office:value="35.88">
                <text:p>35.88</text:p>
                <draw:g>
                  <svg:desc>CANADA.B2:CANADA.B31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78.18">
                <text:p>78.1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80.68">
                <text:p>80.6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02.44">
                <text:p>102.4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88.13">
                <text:p>88.1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7.86">
                <text:p>77.8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7.74">
                <text:p>67.7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86">
                <text:p>72.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3.07">
                <text:p>93.0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2.7872364672365">
                <text:p>92.787236467236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4.3279385429385">
                <text:p>94.327938542938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95.8686406186406">
                <text:p>95.8686406186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7cm" svg:height="9.864cm" xlink:href=".." xlink:type="simple" chart:class="chart:scatter" chart:style-name="ch1">
        <chart:legend chart:legend-position="end" svg:x="17.471cm" svg:y="4.135cm" style:legend-expansion="high" chart:style-name="ch2"/>
        <chart:plot-area chart:style-name="ch3" table:cell-range-address="France.A1:France.B31" chart:data-source-has-labels="both" svg:x="0.472cm" svg:y="1.847cm" svg:width="16.318cm" svg:height="7.815cm">
          <chartooo:coordinate-region svg:x="1.279cm" svg:y="2.046cm" svg:width="15.139cm" svg:height="6.969cm"/>
          <chart:axis chart:dimension="x" chart:name="primary-x" chart:style-name="ch4" chartooo:axis-type="auto">
            <chart:categories table:cell-range-address="France.A2:Franc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rance.B2:France.B31" chart:label-cell-address="France.B1:France.B1" chart:class="chart:scatter">
            <chart:domain table:cell-range-address="France.A2:France.A31"/>
            <chart:regression-curve chart:style-name="ch7">
              <chart:equation chart:display-equation="true" chart:display-r-square="false" svg:x="1.863cm" svg:y="0cm"/>
            </chart:regression-curve>
            <chart:regression-curve chart:style-name="ch7">
              <chart:equation chart:display-equation="true" chart:display-r-square="true" svg:x="1.863cm" svg:y="0.648cm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nce</text:p>
                <draw:g>
                  <svg:desc>France.B1:France.B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France.A2:France.A31</svg:desc>
                </draw:g>
              </table:table-cell>
              <table:table-cell office:value-type="float" office:value="63.42">
                <text:p>63.42</text:p>
                <draw:g>
                  <svg:desc>France.B2:France.B31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02.63">
                <text:p>102.6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5.99">
                <text:p>135.99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80.47">
                <text:p>180.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211.19">
                <text:p>211.19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239.56">
                <text:p>239.5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49.27">
                <text:p>249.2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60.29">
                <text:p>260.29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88.72">
                <text:p>288.7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98.38">
                <text:p>298.3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14.77">
                <text:p>314.7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21.52">
                <text:p>321.5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49.78">
                <text:p>349.7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41.98">
                <text:p>341.9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58.37">
                <text:p>358.3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77.47">
                <text:p>377.4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75.71">
                <text:p>375.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68.59">
                <text:p>368.5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74.53">
                <text:p>374.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4.4">
                <text:p>394.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00.02">
                <text:p>400.0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14.92">
                <text:p>414.9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19.02">
                <text:p>419.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5.83">
                <text:p>425.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28.95">
                <text:p>428.9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27.68">
                <text:p>427.6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90.595042735043">
                <text:p>490.5950427350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03.884371184371">
                <text:p>503.88437118437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17.1736996337">
                <text:p>517.1736996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